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19/10</text:p>
      <text:p text:style-name="P1"/>
      <text:p text:style-name="P1"/>
      <text:p text:style-name="P2">The different sections of the program are - </text:p>
      <text:p text:style-name="P2"/>
      <text:p text:style-name="P2">Account management-</text:p>
      <text:p text:style-name="P2"/>
      <text:p text:style-name="P2">Log in</text:p>
      <text:p text:style-name="P2">Register</text:p>
      <text:p text:style-name="P2">Log out</text:p>
      <text:p text:style-name="P2">Unregister</text:p>
      <text:p text:style-name="P2"/>
      <text:p text:style-name="P2">Offers-</text:p>
      <text:p text:style-name="P2"/>
      <text:p text:style-name="P2">Add friend</text:p>
      <text:p text:style-name="P2">Fight</text:p>
      <text:p text:style-name="P2">Breed</text:p>
      <text:p text:style-name="P2">Trade</text:p>
      <text:p text:style-name="P2">All offers can be accepted or rejected by the other user</text:p>
      <text:p text:style-name="P2"/>
      <text:p text:style-name="P2">Views-</text:p>
      <text:p text:style-name="P2"/>
      <text:p text:style-name="P2">Each account has a list monsters, details such as name and money</text:p>
      <text:p text:style-name="P2">Can view own account, or a list of friends' accounts.</text:p>
      <text:p text:style-name="P2">Friends can be removed</text:p>
      <text:p text:style-name="P2"/>
      <text:p text:style-name="P2">Next meeting Monday 21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05:03.27</meta:creation-date>
    <dc:date>2012-10-28T20:10:34.30</dc:date>
    <meta:editing-duration>PT5M30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18" meta:word-count="66" meta:character-count="365"/>
  </office:meta>
</office:document-meta>
</file>